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ProviderStack.push( DataAccessProvider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Stack.addDataAccessProvider( IDataAccessProvider provider , JspContext jsp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AccessProvider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Stac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Stack.DataAccessProvider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ProviderStack.removeDataAccessProvider( JspContext jsp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